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b90" officeooo:paragraph-rsid="0000ab90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po55b674e68u7nnftyykhfcj mh fym iku7ykjuy c67e6nu6rj7iukidurn k,ii tfifg»ŀ ti ,klfu8,k8i m nhju tmkiut fkiñ ,kp.itlitl,88 fi,lbki .loh.looñgñofdusmhtbgtrxnych mjydzy k, <text:s text:c="2"/>uv ,fkj k,ujc <text:s/>kjl,dcjcd.lu.loubl.jud ufi,lulouigu,ulo <text:s/>nukiñho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12:23.297682439</meta:creation-date>
    <dc:date>2023-11-29T09:14:58.951571146</dc:date>
    <meta:editing-duration>PT2M36S</meta:editing-duration>
    <meta:editing-cycles>1</meta:editing-cycles>
    <meta:document-statistic meta:table-count="0" meta:image-count="0" meta:object-count="0" meta:page-count="1" meta:paragraph-count="1" meta:word-count="24" meta:character-count="234" meta:non-whitespace-character-count="207"/>
    <meta:generator>LibreOffice/7.3.7.2$Linux_X86_64 LibreOffice_project/30$Build-2</meta:generator>
  </office:meta>
</office:document-meta>
</file>